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F60000004E641A29A4E57C4095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</style:style>
    <style:style style:name="P3" style:family="paragraph" style:parent-style-name="List_20_Paragraph">
      <loext:graphic-properties draw:fill="solid" draw:fill-color="#ffffff"/>
      <style:paragraph-properties fo:background-color="#ffffff"/>
    </style:style>
    <style:style style:name="P4" style:family="paragraph" style:parent-style-name="List_20_Paragraph">
      <loext:graphic-properties draw:fill="solid" draw:fill-color="#ffffff"/>
      <style:paragraph-properties fo:margin-left="1.249cm" fo:margin-right="0cm" fo:text-indent="0cm" style:auto-text-indent="false" fo:background-color="#ffffff"/>
    </style:style>
    <style:style style:name="P5" style:family="paragraph" style:parent-style-name="List_20_Paragraph">
      <loext:graphic-properties draw:fill="solid" draw:fill-color="#ffffff"/>
      <style:paragraph-properties fo:background-color="#ffffff"/>
      <style:text-properties fo:font-size="12pt" style:rfc-language-tag="es-ES-u-co-trad" fo:language="es" fo:country="ES" style:font-size-asian="12pt" style:font-name-complex="Calibri2" style:font-size-complex="12pt"/>
    </style:style>
    <style:style style:name="P6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font-size="12pt" style:rfc-language-tag="es-ES-u-co-trad" fo:language="es" fo:country="ES" fo:font-weight="bold" style:font-size-asian="12pt" style:font-weight-asian="bold" style:font-name-complex="Calibri2" style:font-size-complex="12pt"/>
    </style:style>
    <style:style style:name="P7" style:family="paragraph" style:parent-style-name="List_20_Paragraph">
      <loext:graphic-properties draw:fill="solid" draw:fill-color="#ffffff"/>
      <style:paragraph-properties fo:background-color="#ffffff"/>
      <style:text-properties fo:font-size="12pt" fo:font-weight="bold" style:font-size-asian="12pt" style:font-weight-asian="bold" style:font-name-complex="Calibri2" style:font-size-complex="12pt" style:font-weight-complex="bold"/>
    </style:style>
    <style:style style:name="P8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font-size="12pt" fo:font-weight="bold" style:font-size-asian="12pt" style:font-weight-asian="bold" style:font-name-complex="Calibri2" style:font-size-complex="12pt" style:font-weight-complex="bold"/>
    </style:style>
    <style:style style:name="P9" style:family="paragraph" style:parent-style-name="List_20_Paragraph" style:list-style-name="WWNum45">
      <loext:graphic-properties draw:fill="solid" draw:fill-color="#ffffff"/>
      <style:paragraph-properties fo:margin-left="2.54cm" fo:margin-right="0cm" fo:text-indent="-0.635cm" style:auto-text-indent="false" fo:background-color="#ffffff">
        <style:tab-stops>
          <style:tab-stop style:position="1.884cm"/>
        </style:tab-stops>
      </style:paragraph-properties>
    </style:style>
    <style:style style:name="P10" style:family="paragraph" style:parent-style-name="List_20_Paragraph" style:list-style-name="WWNum46">
      <loext:graphic-properties draw:fill="solid" draw:fill-color="#ffffff"/>
      <style:paragraph-properties fo:margin-left="2.519cm" fo:margin-right="0cm" fo:text-indent="-0.635cm" style:auto-text-indent="false" fo:background-color="#ffffff">
        <style:tab-stops>
          <style:tab-stop style:position="1.249cm"/>
        </style:tab-stops>
      </style:paragraph-properties>
    </style:style>
    <style:style style:name="P11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color="#ff0000" loext:opacity="100%" style:font-name="Courier New" fo:font-size="12pt" style:rfc-language-tag="es-ES-u-co-trad" fo:language="es" fo:country="ES" fo:font-weight="normal" style:font-size-asian="12pt" style:font-weight-asian="normal" style:font-name-complex="Calibri2" style:font-size-complex="12pt" style:font-weight-complex="normal"/>
    </style:style>
    <style:style style:name="P12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color="#c9211e" loext:opacity="100%"/>
    </style:style>
    <style:style style:name="P13" style:family="paragraph" style:parent-style-name="Standard">
      <style:paragraph-properties fo:text-align="center" style:justify-single-word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style:rfc-language-tag="es-ES-u-co-trad" fo:language="es" fo:country="ES" style:font-size-asian="12pt" style:font-name-complex="Calibri2" style:font-size-complex="12pt"/>
    </style:style>
    <style:style style:name="T3" style:family="text">
      <style:text-properties fo:font-size="12pt" style:rfc-language-tag="es-ES-u-co-trad" fo:language="es" fo:country="ES" officeooo:rsid="000dd3ef" style:font-size-asian="12pt" style:font-name-complex="Calibri2" style:font-size-complex="12pt"/>
    </style:style>
    <style:style style:name="T4" style:family="text">
      <style:text-properties fo:font-size="12pt" style:rfc-language-tag="es-ES-u-co-trad" fo:language="es" fo:country="ES" fo:font-weight="bold" style:font-size-asian="12pt" style:font-weight-asian="bold" style:font-name-complex="Calibri2" style:font-size-complex="12pt"/>
    </style:style>
    <style:style style:name="T5" style:family="text">
      <style:text-properties fo:font-size="12pt" fo:font-weight="bold" style:font-size-asian="12pt" style:font-weight-asian="bold" style:font-name-complex="Calibri2" style:font-size-complex="12pt" style:font-weight-complex="bold"/>
    </style:style>
    <style:style style:name="T6" style:family="text">
      <style:text-properties fo:font-size="12pt" style:font-size-asian="12pt" style:font-name-complex="Calibri2" style:font-size-complex="12pt"/>
    </style:style>
    <style:style style:name="T7" style:family="text">
      <style:text-properties fo:color="#ff0000" loext:opacity="100%" style:font-name="Courier New1" fo:font-size="12pt" style:rfc-language-tag="es-ES-u-co-trad" fo:language="es" fo:country="ES" style:font-size-asian="12pt" style:font-name-complex="Courier New2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Programación</text:span></text:p>
      <text:p text:style-name="P13"><text:span text:style-name="T1">UT2 – TAREA2</text:span></text:p>
      <text:p text:style-name="P2"><text:span text:style-name="T2">(10 puntos) Vas a crear estos </text:span><text:span text:style-name="T3">do</text:span><text:span text:style-name="T2">s programas recursivos:</text:span></text:p>
      <text:p text:style-name="P5"/>
      <text:p text:style-name="P2"><text:span text:style-name="T5">(5 puntos) Ejercicio 1: Suma Recursiva de Dígitos</text:span></text:p>
      <text:p text:style-name="P3"><text:span text:style-name="T5">Objetivo:</text:span><text:span text:style-name="T6"> Desarrollar un método recursivo en Java que reciba un número entero positivo y retorne la suma de sus dígitos.</text:span></text:p>
      <text:p text:style-name="P7"/>
      <text:p text:style-name="P3"><text:span text:style-name="T5">Descripción:</text:span></text:p>
      <text:list xml:id="list3763651273" text:style-name="WWNum45">
        <text:list-item>
          <text:p text:style-name="P9"><text:span text:style-name="T6">Crear una función </text:span><text:span text:style-name="T5">sumaDigitos(int n)</text:span><text:span text:style-name="T6"> que utilice recursividad para sumar los dígitos de </text:span><text:span text:style-name="T5">n</text:span><text:span text:style-name="T6">.</text:span></text:p>
        </text:list-item>
        <text:list-item>
          <text:p text:style-name="P9"><text:span text:style-name="T6">El caso base se da cuando </text:span><text:span text:style-name="T5">n</text:span><text:span text:style-name="T6"> es menor que 10, en cuyo caso la función debe retornar </text:span><text:span text:style-name="T5">n</text:span><text:span text:style-name="T6">.</text:span></text:p>
        </text:list-item>
        <text:list-item>
          <text:p text:style-name="P9"><text:span text:style-name="T6">Para </text:span><text:span text:style-name="T5">n</text:span><text:span text:style-name="T6"> igual o mayor a 10, la función debe retornar el último dígito más el resultado de </text:span><text:span text:style-name="T5">sumaDigitos</text:span><text:span text:style-name="T6"> llamado con el resto de </text:span><text:span text:style-name="T5">n</text:span><text:span text:style-name="T6">.</text:span></text:p>
        </text:list-item>
      </text:list>
      <text:p text:style-name="P6"/>
      <text:p text:style-name="P2"><text:span text:style-name="T4">SOLUCIÓN EJERCICIO 1:</text:span></text:p>
      <text:p text:style-name="P6"/>
      <text:p text:style-name="P2"><text:span text:style-name="T7">public class Main {</text:span></text:p>
      <text:p text:style-name="P2"><text:span text:style-name="T7"/></text:p>
      <text:p text:style-name="P2"><text:span text:style-name="T7">public static int sumaDigitos(int n) {</text:span></text:p>
      <text:p text:style-name="P2"><text:span text:style-name="T7"><text:s text:c="4"/>if (n&lt;10) {</text:span></text:p>
      <text:p text:style-name="P2"><text:span text:style-name="T7"><text:s text:c="8"/>return n; </text:span></text:p>
      <text:p text:style-name="P2"><text:span text:style-name="T7"><text:s text:c="4"/>} else { </text:span></text:p>
      <text:p text:style-name="P2"><text:span text:style-name="T7"><text:s text:c="8"/></text:span></text:p>
      <text:p text:style-name="P2"><text:span text:style-name="T7"><text:s text:c="8"/>return (n%10) +(n/10);</text:span></text:p>
      <text:p text:style-name="P2"><text:span text:style-name="T7"><text:s text:c="4"/>}</text:span></text:p>
      <text:p text:style-name="P2"><text:span text:style-name="T7">}</text:span></text:p>
      <text:p text:style-name="P2"><text:span text:style-name="T7"/></text:p>
      <text:p text:style-name="P2"><text:span text:style-name="T7"/></text:p>
      <text:p text:style-name="P2"><text:span text:style-name="T7"><text:s/>public static void main(String[] args) {</text:span></text:p>
      <text:p text:style-name="P2"><text:span text:style-name="T7"><text:s/>int numero = 11; // Puedes cambiar el n�mero aqu�</text:span></text:p>
      <text:p text:style-name="P2"><text:span text:style-name="T7"/></text:p>
      <text:p text:style-name="P2"><text:span text:style-name="T7">System.out.println("conversión de numero " + numero + "a la suma de dos digitos = " + sumaDigitos(numero)); <text:s/></text:span></text:p>
      <text:p text:style-name="P2"><text:span text:style-name="T7"><text:s text:c="2"/>}</text:span></text:p>
      <text:p text:style-name="P2"><text:span text:style-name="T7">}</text:span></text:p>
      <text:p text:style-name="P8"/>
      <text:p text:style-name="P2"><text:span text:style-name="T5">(5 puntos) Ejercicio 2: Exponenciación Recursiva</text:span></text:p>
      <text:p text:style-name="P4"><text:span text:style-name="T5">Objetivo:</text:span><text:span text:style-name="T6"> Implementar un método recursivo para calcular la potencia de un número.</text:span></text:p>
      <text:p text:style-name="P4"><text:soft-page-break/><text:span text:style-name="T5">Descripción:</text:span></text:p>
      <text:list xml:id="list3286408897" text:style-name="WWNum46">
        <text:list-item>
          <text:p text:style-name="P10"><text:span text:style-name="T6">Crear un método </text:span><text:span text:style-name="T5">potenciaRecursiva(int base, int exponente)</text:span><text:span text:style-name="T6"> que calcule </text:span><text:span text:style-name="T5">base</text:span><text:span text:style-name="T6"> elevado a </text:span><text:span text:style-name="T5">exponente</text:span><text:span text:style-name="T6"> utilizando recursividad.</text:span></text:p>
        </text:list-item>
        <text:list-item>
          <text:p text:style-name="P10"><text:span text:style-name="T6">Si </text:span><text:span text:style-name="T5">exponente</text:span><text:span text:style-name="T6"> es 0, la función debe retornar 1 (ya que cualquier número elevado a 0 es 1).</text:span></text:p>
        </text:list-item>
        <text:list-item>
          <text:p text:style-name="P10"><text:span text:style-name="T6">Si </text:span><text:span text:style-name="T5">exponente</text:span><text:span text:style-name="T6"> es positivo, la función debe multiplicar la </text:span><text:span text:style-name="T5">base</text:span><text:span text:style-name="T6"> por el resultado de </text:span><text:span text:style-name="T5">potenciaRecursiva</text:span><text:span text:style-name="T6"> con </text:span><text:span text:style-name="T5">exponente</text:span><text:span text:style-name="T6"> decrecido en uno.</text:span></text:p>
        </text:list-item>
      </text:list>
      <text:p text:style-name="P6"/>
      <text:p text:style-name="P2"><text:span text:style-name="T4">SOLUCIÓN EJERCICIO 2</text:span></text:p>
      <text:p text:style-name="P2"><text:span text:style-name="T4"/></text:p>
      <text:p text:style-name="P11">public class Main {</text:p>
      <text:p text:style-name="P11"/>
      <text:p text:style-name="P11">public static int potenciaRecursiva(int base, int exponente) {</text:p>
      <text:p text:style-name="P11"><text:s text:c="4"/>if (exponente == 0){</text:p>
      <text:p text:style-name="P11"><text:s text:c="8"/>return 1; </text:p>
      <text:p text:style-name="P11"><text:s text:c="4"/>} else <text:s/>{ </text:p>
      <text:p text:style-name="P11"><text:s text:c="8"/></text:p>
      <text:p text:style-name="P11"><text:s text:c="8"/>return base * potenciaRecursiva(base, exponente-1);</text:p>
      <text:p text:style-name="P11"><text:s text:c="4"/>}</text:p>
      <text:p text:style-name="P11">}</text:p>
      <text:p text:style-name="P11"/>
      <text:p text:style-name="P11"/>
      <text:p text:style-name="P11"><text:s/>public static void main(String[] args) {</text:p>
      <text:p text:style-name="P11"><text:s/>int base = 5;</text:p>
      <text:p text:style-name="P11"><text:s/>int exponente = 3;</text:p>
      <text:p text:style-name="P11">System.out.println("resultado de la potencia 5 elevado a 3 = " + potenciaRecursiva(5,3)); <text:s/></text:p>
      <text:p text:style-name="P11"><text:s text:c="2"/>}</text:p>
      <text:p text:style-name="P11">}</text:p>
      <text:p text:style-name="P12"/>
      <text:p text:style-name="P8"/>
      <text:p text:style-name="P8"/>
      <text:p text:style-name="P8"/>
      <text:p text:style-name="P8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_20_1" style:display-name="Encabezado 1" style:family="paragraph" style:parent-style-name="Standard" style:next-style-name="Standard" loext:linked-style-name="Título_20_1_20_Car" style:default-outline-level="1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Encabezado_20_2" style:display-name="Encabezado 2" style:family="paragraph" style:parent-style-name="Standard" style:next-style-name="Standard" loext:linked-style-name="Título_20_2_20_Car" style:default-outline-level="2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Encabezado_20_3" style:display-name="Encabezado 3" style:family="paragraph" style:parent-style-name="Standard" style:next-style-name="Standard" loext:linked-style-name="Título_20_3_20_Car" style:default-outline-level="3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Encabezado_20_4" style:display-name="Encabezado 4" style:family="paragraph" style:parent-style-name="Standard" style:next-style-name="Standard" loext:linked-style-name="Título_20_4_20_Car" style:default-outline-level="4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Encabezado_20_5" style:display-name="Encabezado 5" style:family="paragraph" style:parent-style-name="Standard" style:next-style-name="Standard" loext:linked-style-name="Título_20_5_20_Car" style:default-outline-level="5" style:list-style-name="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Encabezado_20_6" style:display-name="Encabezado 6" style:family="paragraph" style:parent-style-name="Standard" style:next-style-name="Standard" loext:linked-style-name="Título_20_6_20_Car" style:default-outline-level="6" style:list-style-name="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Encabezado_20_7" style:display-name="Encabezado 7" style:family="paragraph" style:parent-style-name="Standard" style:next-style-name="Standard" loext:linked-style-name="Título_20_7_20_Car" style:default-outline-level="7" style:list-style-name="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Encabezado_20_8" style:display-name="Encabezado 8" style:family="paragraph" style:parent-style-name="Standard" style:next-style-name="Standard" loext:linked-style-name="Título_20_8_20_Car" style:default-outline-level="8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Encabezado_20_9" style:display-name="Encabezado 9" style:family="paragraph" style:parent-style-name="Standard" style:next-style-name="Standard" loext:linked-style-name="Título_20_9_20_Car" style:default-outline-level="9" style:list-style-name="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ítulo1" style:family="paragraph" style:parent-style-name="Standard" style:next-style-name="Standard" loext:linked-style-name="Título_20_Ca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ítulo_20_Car" style:class="chapter">
      <style:text-properties fo:color="#4f81bd" loext:opacity="100%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Quote" style:family="paragraph" style:parent-style-name="Standard" style:next-style-name="Standard" loext:linked-style-name="Cita_20_Car"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Encabezado_20_del_20_índice" style:display-name="Encabezado del índice" style:family="paragraph" style:parent-style-name="Encabezado_20_1" style:next-style-name="Standard" style:default-outline-level="1" style:list-style-name=""/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>
      <style:paragraph-properties fo:margin-top="0.212cm" fo:margin-bottom="0cm" style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_20_2" style:display-name="index 2" style:family="paragraph" style:parent-style-name="Standard" style:next-style-name="Standard" style:auto-update="true">
      <style:paragraph-properties fo:margin-left="0.388cm" fo:margin-right="0cm" fo:margin-top="0.212cm" fo:margin-bottom="0cm" style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index_20_3" style:display-name="index 3" style:family="paragraph" style:parent-style-name="Standard" style:next-style-name="Standard" style:auto-update="true">
      <style:paragraph-properties fo:margin-left="0.776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4" style:display-name="index 4" style:family="paragraph" style:parent-style-name="Standard" style:next-style-name="Standard" style:auto-update="true">
      <style:paragraph-properties fo:margin-left="1.16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>
      <style:paragraph-properties fo:margin-left="1.552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6" style:display-name="index 6" style:family="paragraph" style:parent-style-name="Standard" style:next-style-name="Standard" style:auto-update="true">
      <style:paragraph-properties fo:margin-left="1.9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7" style:display-name="index 7" style:family="paragraph" style:parent-style-name="Standard" style:next-style-name="Standard" style:auto-update="true">
      <style:paragraph-properties fo:margin-left="2.328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8" style:display-name="index 8" style:family="paragraph" style:parent-style-name="Standard" style:next-style-name="Standard" style:auto-update="true">
      <style:paragraph-properties fo:margin-left="2.716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9" style:display-name="index 9" style:family="paragraph" style:parent-style-name="Standard" style:next-style-name="Standard" style:auto-update="true">
      <style:paragraph-properties fo:margin-left="3.10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Encabezado_20_1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 loext:linked-style-name="Encabezado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 loext:linked-style-name="Encabezado_20_3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ítulo_20_4_20_Car" style:display-name="Título 4 Car" style:family="text" style:parent-style-name="Default_20_Paragraph_20_Font" loext:linked-style-name="Encabezado_20_4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 loext:linked-style-name="Encabezado_20_5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 loext:linked-style-name="Encabezado_20_6"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 loext:linked-style-name="Encabezado_20_7"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 loext:linked-style-name="Encabezado_20_8">
      <style:text-properties fo:color="#4f81bd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 loext:linked-style-name="Encabezado_20_9"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ítulo_20_Car" style:display-name="Título Car" style:family="text" style:parent-style-name="Default_20_Paragraph_20_Font" loext:linked-style-name="Título1">
      <style:text-properties fo:color="#17365d" loext:opacity="100%"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ítulo_20_Car" style:display-name="Subtítulo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Pie_20_de_20_página_20_Car" style:display-name="Pie de página Car" style:family="text" style:parent-style-name="Default_20_Paragraph_20_Fon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2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2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2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2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Courier New2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Symbol1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>
      <style:text-properties style:font-name-complex="Courier New2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2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2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style:font-name-complex="Courier New2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>
      <style:text-properties style:font-name-complex="Courier New2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>
      <style:text-properties style:font-name-complex="Courier New2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-complex="Courier New2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2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-complex="Courier New2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style:font-name-complex="Courier New2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>
      <style:text-properties style:font-name-complex="Courier New2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style:font-name-complex="Courier New2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>
      <style:text-properties style:font-name-complex="Courier New2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>
      <style:text-properties style:font-name-complex="Courier New2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-complex="Courier New2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>
      <style:text-properties style:font-name-complex="Courier New2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>
      <style:text-properties style:font-name-complex="Courier New2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>
      <style:text-properties style:font-name-complex="Courier New2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>
      <style:text-properties style:font-name-complex="Courier New2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>
      <style:text-properties style:font-name-complex="Courier New2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>
      <style:text-properties style:font-name-complex="Courier New2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>
      <style:text-properties style:font-name-complex="Courier New2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>
      <style:text-properties style:font-name-complex="Courier New2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>
      <style:text-properties style:font-name-complex="Courier New2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>
      <style:text-properties style:font-name-complex="Courier New2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>
      <style:text-properties style:font-name-complex="Courier New2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>
      <style:text-properties style:font-name-complex="Courier New2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>
      <style:text-properties style:font-name-complex="Courier New2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>
      <style:text-properties style:font-name-complex="Courier New2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>
      <style:text-properties style:font-name-complex="Courier New2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>
      <style:text-properties style:font-name-complex="Courier New2" style:font-family-complex="'Courier New'" style:font-family-generic-complex="system" style:font-pitch-complex="variable"/>
    </style:style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>
      <style:text-properties style:font-name-complex="Courier New2" style:font-family-complex="'Courier New'" style:font-family-generic-complex="system" style:font-pitch-complex="variable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>
      <style:text-properties style:font-name-complex="Courier New2" style:font-family-complex="'Courier New'" style:font-family-generic-complex="system" style:font-pitch-complex="variable"/>
    </style:style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>
      <style:text-properties style:font-name-complex="Courier New2" style:font-family-complex="'Courier New'" style:font-family-generic-complex="system" style:font-pitch-complex="variable"/>
    </style:style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>
      <style:text-properties style:font-name-complex="Courier New2" style:font-family-complex="'Courier New'" style:font-family-generic-complex="system" style:font-pitch-complex="variable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>
      <style:text-properties style:font-name-complex="Courier New2" style:font-family-complex="'Courier New'" style:font-family-generic-complex="system" style:font-pitch-complex="variable"/>
    </style:style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>
      <style:text-properties style:font-name-complex="Courier New2" style:font-family-complex="'Courier New'" style:font-family-generic-complex="system" style:font-pitch-complex="variable"/>
    </style:style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>
      <style:text-properties style:font-name-complex="Courier New2" style:font-family-complex="'Courier New'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>
      <style:text-properties style:font-name-complex="Courier New2" style:font-family-complex="'Courier New'" style:font-family-generic-complex="system" style:font-pitch-complex="variable"/>
    </style:style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>
      <style:text-properties style:font-name-complex="Courier New2" style:font-family-complex="'Courier New'" style:font-family-generic-complex="system" style:font-pitch-complex="variable"/>
    </style:style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>
      <style:text-properties style:font-name-complex="Courier New2" style:font-family-complex="'Courier New'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>
      <style:text-properties fo:color="#222222" loext:opacity="100%" style:font-name-asian="Times New Roman1" style:font-family-asian="'Times New Roman'" style:font-family-generic-asian="system" style:font-pitch-asian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>
      <style:text-properties style:font-name-complex="Courier New2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>
      <style:text-properties style:font-name-complex="Courier New2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>
      <style:text-properties style:font-name-complex="Courier New2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>
      <style:text-properties style:font-name-complex="Courier New2" style:font-family-complex="'Courier New'" style:font-family-generic-complex="system" style:font-pitch-complex="variable"/>
    </style:style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>
      <style:text-properties style:font-name-complex="Courier New2" style:font-family-complex="'Courier New'" style:font-family-generic-complex="system" style:font-pitch-complex="variable"/>
    </style:style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>
      <style:text-properties style:font-name-complex="Courier New2" style:font-family-complex="'Courier New'" style:font-family-generic-complex="system" style:font-pitch-complex="variable"/>
    </style:style>
    <style:style style:name="ListLabel_20_397" style:display-name="ListLabel 397" style:family="text"/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/>
    <style:style style:name="ListLabel_20_426" style:display-name="ListLabel 426" style:family="text">
      <style:text-properties style:font-name-complex="Courier New2" style:font-family-complex="'Courier New'" style:font-family-generic-complex="system" style:font-pitch-complex="variable"/>
    </style:style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>
      <style:text-properties style:font-name-complex="Courier New2" style:font-family-complex="'Courier New'" style:font-family-generic-complex="system" style:font-pitch-complex="variable"/>
    </style:style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>
      <style:text-properties style:font-name-complex="Courier New2" style:font-family-complex="'Courier New'" style:font-family-generic-complex="system" style:font-pitch-complex="variable"/>
    </style:style>
    <style:style style:name="ListLabel_20_433" style:display-name="ListLabel 43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3" text:style-name="ListLabel_20_4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ListLabel_20_5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ListLabel_20_6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ListLabel_20_7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ListLabel_20_8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ListLabel_20_9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ListLabel_20_10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1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7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6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5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4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8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number text:level="4" text:style-name="ListLabel_20_3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  <style:text-properties style:font-name="Symbol"/>
      </text:list-level-style-bullet>
      <text:list-level-style-bullet text:level="2" text:style-name="ListLabel_20_3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  <style:text-properties style:font-name="Symbol"/>
      </text:list-level-style-bullet>
      <text:list-level-style-bullet text:level="3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36cm" fo:text-indent="-0.635cm" fo:margin-left="5.736cm"/>
        </style:list-level-properties>
        <style:text-properties style:font-name="Symbol"/>
      </text:list-level-style-bullet>
      <text:list-level-style-bullet text:level="4" text:style-name="ListLabel_20_4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  <style:text-properties style:font-name="Symbol"/>
      </text:list-level-style-bullet>
      <text:list-level-style-bullet text:level="5" text:style-name="ListLabel_20_4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  <style:text-properties style:font-name="Symbol"/>
      </text:list-level-style-bullet>
      <text:list-level-style-bullet text:level="6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46cm" fo:text-indent="-0.635cm" fo:margin-left="9.546cm"/>
        </style:list-level-properties>
        <style:text-properties style:font-name="Symbol"/>
      </text:list-level-style-bullet>
      <text:list-level-style-bullet text:level="7" text:style-name="ListLabel_20_4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816cm" fo:text-indent="-0.635cm" fo:margin-left="10.816cm"/>
        </style:list-level-properties>
        <style:text-properties style:font-name="Symbol"/>
      </text:list-level-style-bullet>
      <text:list-level-style-bullet text:level="8" text:style-name="ListLabel_20_4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086cm" fo:text-indent="-0.635cm" fo:margin-left="12.086cm"/>
        </style:list-level-properties>
        <style:text-properties style:font-name="Symbol"/>
      </text:list-level-style-bullet>
      <text:list-level-style-bullet text:level="9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3.356cm" fo:text-indent="-0.635cm" fo:margin-left="13.356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"/>
      </text:list-level-style-bullet>
      <text:list-level-style-bullet text:level="2" text:style-name="ListLabel_20_4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"/>
      </text:list-level-style-bullet>
      <text:list-level-style-bullet text:level="3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4" text:style-name="ListLabel_20_4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Symbol"/>
      </text:list-level-style-bullet>
      <text:list-level-style-bullet text:level="5" text:style-name="ListLabel_20_4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Symbol"/>
      </text:list-level-style-bullet>
      <text:list-level-style-bullet text:level="6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7" text:style-name="ListLabel_20_4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Symbol"/>
      </text:list-level-style-bullet>
      <text:list-level-style-bullet text:level="8" text:style-name="ListLabel_20_4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Symbol"/>
      </text:list-level-style-bullet>
      <text:list-level-style-bullet text:level="9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3.949cm" fo:text-indent="-0.635cm" fo:margin-left="13.94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ListLabel_20_4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"/>
      </text:list-level-style-bullet>
      <text:list-level-style-bullet text:level="3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"/>
      </text:list-level-style-bullet>
      <text:list-level-style-bullet text:level="4" text:style-name="ListLabel_20_4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ListLabel_20_4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Symbol"/>
      </text:list-level-style-bullet>
      <text:list-level-style-bullet text:level="6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Symbol"/>
      </text:list-level-style-bullet>
      <text:list-level-style-bullet text:level="7" text:style-name="ListLabel_20_4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ListLabel_20_4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Symbol"/>
      </text:list-level-style-bullet>
      <text:list-level-style-bullet text:level="9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as-char" svg:width="15cm" svg:height="1.154cm" draw:z-index="1"><draw:image xlink:href="Pictures/10000000000003F60000004E641A29A4E57C4095.jpg" xlink:type="simple" xlink:show="embed" xlink:actuate="onLoad" draw:mime-type="image/jpeg"/><svg:desc>D:\JAVI\SUSTITUCIONES\2019-2020\IES INFANTA ELENA\LOGOTIPOS INFANTA ELENA\Banner Personalizado.jpg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Martínez</meta:initial-creator>
    <meta:editing-cycles>240</meta:editing-cycles>
    <meta:creation-date>2014-10-14T07:18:00</meta:creation-date>
    <dc:date>2025-09-24T11:09:41.463628424</dc:date>
    <dc:language>es-ES</dc:language>
    <meta:editing-duration>PT8H3M18S</meta:editing-duration>
    <meta:generator>LibreOffice/7.3.7.2$Linux_X86_64 LibreOffice_project/30$Build-2</meta:generator>
    <meta:document-statistic meta:table-count="0" meta:image-count="1" meta:object-count="0" meta:page-count="2" meta:paragraph-count="47" meta:word-count="297" meta:character-count="1820" meta:non-whitespace-character-count="14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